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71cm" svg:height="8.533cm" svg:x="0.029cm" svg:y="0.9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4:30:23.727471463</dc:date>
    <meta:editing-duration>PT3M29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2cm" svg:height="8.534cm" xlink:href="." xlink:type="simple" chart:class="chart:scatter" chart:style-name="ch1">
        <chart:plot-area chart:style-name="ch2" chart:data-source-has-labels="both" svg:x="0.303cm" svg:y="0.17cm" svg:width="14.566cm" svg:height="8.194cm">
          <chartooo:coordinate-region svg:x="0.845cm" svg:y="0.369cm" svg:width="13.93cm" svg:height="7.79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941857792939701">
                <text:p>0.0941857792939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56135984623034">
                <text:p>0.956135984623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56135984623035">
                <text:p>0.956135984623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281071971878587">
                <text:p>0.281071971878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187999850346457">
                <text:p>0.187999850346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0941857792939704">
                <text:p>0.0941857792939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09418577929397">
                <text:p>-0.09418577929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187999850346456">
                <text:p>-0.187999850346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373034830747282">
                <text:p>-0.373034830747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463525491562422">
                <text:p>-0.463525491562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552186829027017">
                <text:p>-0.552186829027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638668937347609">
                <text:p>-0.638668937347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722630511152572">
                <text:p>-0.722630511152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803740192468494">
                <text:p>-0.803740192468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49704009264241">
                <text:p>-1.49704009264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48817205197172">
                <text:p>-1.48817205197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47343087609303">
                <text:p>-1.47343087609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45287474169295">
                <text:p>-1.452874741692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42658477444273">
                <text:p>-1.426584774442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9466472883238">
                <text:p>-1.39466472883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35724057869903">
                <text:p>-1.35724057869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3144600200658">
                <text:p>-1.3144600200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6649188825302">
                <text:p>-1.26649188825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21352549156242">
                <text:p>-1.21352549156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15576986416368">
                <text:p>-1.15576986416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09345294113212">
                <text:p>-1.09345294113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02682065889303">
                <text:p>-1.02682065889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56135984623034">
                <text:p>-0.956135984623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8167787843871">
                <text:p>-0.88167787843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803740192468494">
                <text:p>-0.803740192468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722630511152574">
                <text:p>-0.7226305111525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63866893734761">
                <text:p>-0.63866893734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552186829027018">
                <text:p>-0.552186829027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463525491562421">
                <text:p>-0.463525491562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373034830747283">
                <text:p>-0.373034830747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281071971878587">
                <text:p>-0.2810719718785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187999850346457">
                <text:p>-0.187999850346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941857792939699">
                <text:p>-0.0941857792939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941857792939692">
                <text:p>0.09418577929396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281071971878586">
                <text:p>0.2810719718785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373034830747282">
                <text:p>0.373034830747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463525491562421">
                <text:p>0.463525491562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638668937347609">
                <text:p>0.638668937347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722630511152573">
                <text:p>0.722630511152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803740192468495">
                <text:p>0.803740192468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56135984623035">
                <text:p>0.956135984623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31446002006579">
                <text:p>1.314460020065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49704009264241">
                <text:p>1.49704009264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48817205197172">
                <text:p>1.488172051971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47343087609303">
                <text:p>1.473430876093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45287474169295">
                <text:p>1.45287474169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42658477444273">
                <text:p>1.426584774442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39466472883238">
                <text:p>1.394664728832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35724057869903">
                <text:p>1.357240578699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3144600200658">
                <text:p>1.3144600200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26649188825302">
                <text:p>1.26649188825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21352549156242">
                <text:p>1.213525491562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5576986416368">
                <text:p>1.15576986416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09345294113212">
                <text:p>1.093452941132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02682065889303">
                <text:p>1.02682065889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56135984623035">
                <text:p>0.956135984623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88167787843871">
                <text:p>0.881677878438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803740192468493">
                <text:p>0.8037401924684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722630511152574">
                <text:p>0.7226305111525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38668937347611">
                <text:p>0.6386689373476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552186829027017">
                <text:p>0.552186829027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63525491562422">
                <text:p>0.463525491562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373034830747283">
                <text:p>0.3730348307472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281071971878588">
                <text:p>0.281071971878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187999850346456">
                <text:p>0.1879998503464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941857792939701">
                <text:p>0.09418577929397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5.51091059616309E-016">
                <text:p>5.5109105961630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